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000000" fo:background-color="transparent"/>
    </style:style>
    <style:style style:name="ce16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DDEBF7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2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font-size="13pt" style:font-size-asian="13pt" style:font-size-complex="13pt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3pt" style:font-size-asian="13pt" style:font-size-complex="13pt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color="#FF0000" fo:font-size="13pt" style:font-size-asian="13pt" style:font-size-complex="13pt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color="#FF0000" fo:font-size="13pt" style:font-size-asian="13pt" style:font-size-complex="13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FF0000" fo:font-size="13pt" style:font-size-asian="13pt" style:font-size-complex="13pt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color="#FF0000" fo:font-size="13pt" style:font-size-asian="13pt" style:font-size-complex="13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color="#FF0000" fo:font-size="13pt" style:font-size-asian="13pt" style:font-size-complex="13pt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44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49" style:family="table-cell" style:parent-style-name="Default" style:data-style-name="N0">
      <style:text-properties fo:font-size="13pt" style:font-size-asian="13pt" style:font-size-complex="13pt"/>
    </style:style>
    <style:style style:name="ce50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0000" style:text-line-through-style="none" style:font-name="Calibri" style:font-name-asian="Calibri" style:font-name-complex="Calibri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0645833333333cm"/>
    </style:style>
    <style:style style:name="co3" style:family="table-column">
      <style:table-column-properties fo:break-before="auto" style:column-width="7.72583333333333cm"/>
    </style:style>
    <style:style style:name="co4" style:family="table-column">
      <style:table-column-properties fo:break-before="auto" style:column-width="13.1233333333333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9.15458333333333cm"/>
    </style:style>
    <style:style style:name="co9" style:family="table-column">
      <style:table-column-properties fo:break-before="auto" style:column-width="5.82083333333333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8.20208333333333cm"/>
    </style:style>
    <style:style style:name="co12" style:family="table-column">
      <style:table-column-properties fo:break-before="auto" style:column-width="8.73125cm"/>
    </style:style>
    <style:style style:name="co13" style:family="table-column">
      <style:table-column-properties fo:break-before="auto" style:column-width="4.18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2.25pt" style:use-optimal-row-height="fals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37.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24pt" style:use-optimal-row-height="true" fo:break-before="auto"/>
    </style:style>
    <style:style style:name="ro10" style:family="table-row">
      <style:table-row-properties style:row-height="103.5pt" style:use-optimal-row-height="true" fo:break-before="auto"/>
    </style:style>
    <style:style style:name="ro11" style:family="table-row">
      <style:table-row-properties style:row-height="69pt" style:use-optimal-row-height="true" fo:break-before="auto"/>
    </style:style>
    <style:style style:name="ro12" style:family="table-row">
      <style:table-row-properties style:row-height="120.75pt" style:use-optimal-row-height="true" fo:break-before="auto"/>
    </style:style>
    <style:style style:name="ro13" style:family="table-row">
      <style:table-row-properties style:row-height="138pt" style:use-optimal-row-height="true" fo:break-before="auto"/>
    </style:style>
    <style:style style:name="ro14" style:family="table-row">
      <style:table-row-properties style:row-height="155.25pt" style:use-optimal-row-height="true" fo:break-before="auto"/>
    </style:style>
    <style:style style:name="ro15" style:family="table-row">
      <style:table-row-properties style:row-height="138.75pt" style:use-optimal-row-height="true" fo:break-before="auto"/>
    </style:style>
    <style:style style:name="ro16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ArtOfTest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3" table:number-rows-spanned="5" table:style-name="ce14">
            <text:p>HLR : High Level Re. Doc</text:p>
            <text:p>URL : <text:s/>https://artoftesting.com/</text:p>
          </table:table-cell>
          <table:covered-table-cell table:number-columns-repeated="2"/>
          <table:table-cell table:number-columns-repeated="16380"/>
        </table:table-row>
        <table:table-row table:number-rows-repeated="3" table:style-name="ro1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2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3">
          <table:table-cell/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6">
            <text:p>Functionality ID</text:p>
          </table:table-cell>
          <table:table-cell office:value-type="string" table:number-columns-spanned="1" table:number-rows-spanned="2" table:style-name="ce16">
            <text:p>Functionality Name</text:p>
          </table:table-cell>
          <table:table-cell office:value-type="string" table:number-columns-spanned="1" table:number-rows-spanned="2" table:style-name="ce16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4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check the URL of the website <text:s text:c="14"/>" https://artoftesting.com/ "</text:p>
          </table:table-cell>
          <table:table-cell office:value-type="string" table:style-name="ce5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"contact us" button on bottom.</text:p>
          </table:table-cell>
          <table:table-cell office:value-type="string" table:style-name="ce8">
            <text:p>By clicking on this button, redirect to another page regarding to contact.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01" table:style-name="ce6">
            <text:p>101</text:p>
          </table:table-cell>
          <table:table-cell office:value-type="string" table:style-name="ce7">
            <text:p>Check "Artoftesing" button on left top side.</text:p>
          </table:table-cell>
          <table:table-cell office:value-type="string" table:style-name="ce8">
            <text:p>By clicking on this button, <text:s/>home page of art of testing will be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2" table:style-name="ce6">
            <text:p>102</text:p>
          </table:table-cell>
          <table:table-cell office:value-type="string" table:style-name="ce9">
            <text:p>Check "Manual testing" button.</text:p>
          </table:table-cell>
          <table:table-cell office:value-type="string" table:style-name="ce8">
            <text:p>By clicking on this button, <text:s/>tutorial regarding manual testing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3" table:style-name="ce6">
            <text:p>103</text:p>
          </table:table-cell>
          <table:table-cell office:value-type="string" table:style-name="ce9">
            <text:p>Check "Automation testing" button.</text:p>
          </table:table-cell>
          <table:table-cell office:value-type="string" table:style-name="ce8">
            <text:p>By clicking on this button, <text:s/>information page related to Automation testing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4" table:style-name="ce6">
            <text:p>104</text:p>
          </table:table-cell>
          <table:table-cell office:value-type="string" table:style-name="ce9">
            <text:p>Check "Performance testing" button.</text:p>
          </table:table-cell>
          <table:table-cell office:value-type="string" table:style-name="ce8">
            <text:p>By clicking on this button, <text:s/>information page related to Performance testing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5" table:style-name="ce6">
            <text:p>105</text:p>
          </table:table-cell>
          <table:table-cell office:value-type="string" table:style-name="ce7">
            <text:p>Check "prepare for interview" button.</text:p>
          </table:table-cell>
          <table:table-cell office:value-type="string" table:style-name="ce8">
            <text:p>By clicking on this button, <text:s/>information page related to interview preparation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6" table:style-name="ce6">
            <text:p>106</text:p>
          </table:table-cell>
          <table:table-cell office:value-type="string" table:style-name="ce9">
            <text:p>Check "Agile vs Waterfall " button.</text:p>
          </table:table-cell>
          <table:table-cell office:value-type="string" table:style-name="ce8">
            <text:p>By clicking on this button, <text:s/>information page related to Agile vs Waterfall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7" table:style-name="ce6">
            <text:p>107</text:p>
          </table:table-cell>
          <table:table-cell office:value-type="string" table:style-name="ce9">
            <text:p>Check "Waterfall Model " button.</text:p>
          </table:table-cell>
          <table:table-cell office:value-type="string" table:style-name="ce8">
            <text:p>By clicking on this button, <text:s/>information page related to Waterfall Model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8" table:style-name="ce6">
            <text:p>108</text:p>
          </table:table-cell>
          <table:table-cell office:value-type="string" table:style-name="ce9">
            <text:p>Check " Regression Testing " button.</text:p>
          </table:table-cell>
          <table:table-cell office:value-type="string" table:style-name="ce8">
            <text:p>By clicking on this button, <text:s/>information page related to Regression Testing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9" table:style-name="ce6">
            <text:p>109</text:p>
          </table:table-cell>
          <table:table-cell office:value-type="string" table:style-name="ce9">
            <text:p>Check "Automation Testing" button.</text:p>
          </table:table-cell>
          <table:table-cell office:value-type="string" table:style-name="ce8">
            <text:p>By clicking on this button, <text:s/>information page related to Automation Testing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" table:style-name="ce6">
            <text:p>110</text:p>
          </table:table-cell>
          <table:table-cell office:value-type="string" table:style-name="ce9">
            <text:p>Check "Smoke Testing " button.</text:p>
          </table:table-cell>
          <table:table-cell office:value-type="string" table:style-name="ce8">
            <text:p>By clicking on this button, <text:s/>information page related to Smoke Testing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1" table:style-name="ce6">
            <text:p>111</text:p>
          </table:table-cell>
          <table:table-cell office:value-type="string" table:style-name="ce9">
            <text:p>Check "LinkedIn" button.</text:p>
          </table:table-cell>
          <table:table-cell office:value-type="string" table:style-name="ce8">
            <text:p>By clicking on this button, LinkedIn page of art of tesing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2" table:style-name="ce6">
            <text:p>112</text:p>
          </table:table-cell>
          <table:table-cell office:value-type="string" table:style-name="ce9">
            <text:p>Check "Facebook" button.</text:p>
          </table:table-cell>
          <table:table-cell office:value-type="string" table:style-name="ce8">
            <text:p>By clicking on this button, Facebook page of art of tesing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3" table:style-name="ce6">
            <text:p>113</text:p>
          </table:table-cell>
          <table:table-cell office:value-type="string" table:style-name="ce9">
            <text:p>Check "Youtube" button.</text:p>
          </table:table-cell>
          <table:table-cell office:value-type="string" table:style-name="ce8">
            <text:p>By clicking on this button, Youtube page of art of tesing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4" table:style-name="ce6">
            <text:p>114</text:p>
          </table:table-cell>
          <table:table-cell office:value-type="string" table:style-name="ce9">
            <text:p>Check "Twitter" button.</text:p>
          </table:table-cell>
          <table:table-cell office:value-type="string" table:style-name="ce8">
            <text:p>By clicking on this button, Twitter page of art of tesing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5" table:style-name="ce6">
            <text:p>115</text:p>
          </table:table-cell>
          <table:table-cell office:value-type="string" table:style-name="ce9">
            <text:p>Check "pinterest" button.</text:p>
          </table:table-cell>
          <table:table-cell office:value-type="string" table:style-name="ce8">
            <text:p>By clicking on this button, pinterest page of art of tesing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6" table:style-name="ce6">
            <text:p>116</text:p>
          </table:table-cell>
          <table:table-cell office:value-type="string" table:style-name="ce9">
            <text:p>Check "About us" button.</text:p>
          </table:table-cell>
          <table:table-cell office:value-type="string" table:style-name="ce8">
            <text:p>By clicking on this button, information page of art of testing will open successg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7" table:style-name="ce6">
            <text:p>117</text:p>
          </table:table-cell>
          <table:table-cell office:value-type="string" table:style-name="ce9">
            <text:p>Check "Contact us" button.</text:p>
          </table:table-cell>
          <table:table-cell office:value-type="string" table:style-name="ce10">
            <text:p>By clicking on this button, page regarding to contact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8" table:style-name="ce6">
            <text:p>118</text:p>
          </table:table-cell>
          <table:table-cell office:value-type="string" table:style-name="ce9">
            <text:p>Check "Disclaimer" button.</text:p>
          </table:table-cell>
          <table:table-cell office:value-type="string" table:style-name="ce8">
            <text:p>By clicking on this button, page regarding to Disclaimers for artoftesting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9" table:style-name="ce6">
            <text:p>119</text:p>
          </table:table-cell>
          <table:table-cell office:value-type="string" table:style-name="ce9">
            <text:p>Check "Terms of Service" button.</text:p>
          </table:table-cell>
          <table:table-cell office:value-type="string" table:style-name="ce8">
            <text:p>By clicking on this button, redirect to another page related to terms of services of art of testing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" table:style-name="ce6">
            <text:p>120</text:p>
          </table:table-cell>
          <table:table-cell office:value-type="string" table:style-name="ce9">
            <text:p>Check "Privacy Policy" button.</text:p>
          </table:table-cell>
          <table:table-cell office:value-type="string" table:style-name="ce8">
            <text:p>By clicking on this button, redirect to another page related to privacy policy of art of testing.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8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201" table:style-name="ce6">
            <text:p>201</text:p>
          </table:table-cell>
          <table:table-cell office:value-type="string" table:style-name="ce7">
            <text:p>Check "Tools by ArtofTesting " button.</text:p>
          </table:table-cell>
          <table:table-cell office:value-type="string" table:style-name="ce8">
            <text:p>By clicking on this button, <text:s/>another page will open related to information about QA tools.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301" table:style-name="ce6">
            <text:p>301</text:p>
          </table:table-cell>
          <table:table-cell office:value-type="string" table:style-name="ce9">
            <text:p>Check "Manual" button.</text:p>
          </table:table-cell>
          <table:table-cell office:value-type="string" table:style-name="ce10">
            <text:p>By clicking on this button, another menu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02" table:style-name="ce6">
            <text:p>302</text:p>
          </table:table-cell>
          <table:table-cell office:value-type="string" table:style-name="ce7">
            <text:p>Check "What is manual testing?" button.</text:p>
          </table:table-cell>
          <table:table-cell office:value-type="string" table:style-name="ce8">
            <text:p>By clicking on this button, <text:s/>another page will open related to information about Manual testing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03" table:style-name="ce6">
            <text:p>303</text:p>
          </table:table-cell>
          <table:table-cell office:value-type="string" table:style-name="ce7">
            <text:p>Check "Manual testing tutorial" button.</text:p>
          </table:table-cell>
          <table:table-cell office:value-type="string" table:style-name="ce8">
            <text:p>By clicking on this button, another page will open about tutorials of manual testing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04" table:style-name="ce6">
            <text:p>304</text:p>
          </table:table-cell>
          <table:table-cell office:value-type="string" table:style-name="ce7">
            <text:p>Check "Test scenario examples" button.</text:p>
          </table:table-cell>
          <table:table-cell office:value-type="string" table:style-name="ce8">
            <text:p>By clicking on this button, another page will open about Test scenario exampl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05" table:style-name="ce6">
            <text:p>305</text:p>
          </table:table-cell>
          <table:table-cell office:value-type="string" table:style-name="ce9">
            <text:p>Check "API testing tutorial" button.</text:p>
          </table:table-cell>
          <table:table-cell office:value-type="string" table:style-name="ce8">
            <text:p>By clicking on this button, another page will open about tutorials of API testing.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401" table:style-name="ce6">
            <text:p>401</text:p>
          </table:table-cell>
          <table:table-cell office:value-type="string" table:style-name="ce9">
            <text:p>Check "Automation" button.</text:p>
          </table:table-cell>
          <table:table-cell office:value-type="string" table:style-name="ce10">
            <text:p>By clicking on this button, another menu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02" table:style-name="ce6">
            <text:p>402</text:p>
          </table:table-cell>
          <table:table-cell office:value-type="string" table:style-name="ce9">
            <text:p>Check "What is Automation testing?" button.</text:p>
          </table:table-cell>
          <table:table-cell office:value-type="string" table:style-name="ce8">
            <text:p>By clicking on this button, <text:s/>another page will open related to information about Automation testing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03" table:style-name="ce6">
            <text:p>403</text:p>
          </table:table-cell>
          <table:table-cell office:value-type="string" table:style-name="ce9">
            <text:p>Check "Selenium tutorial" button.</text:p>
          </table:table-cell>
          <table:table-cell office:value-type="string" table:style-name="ce8">
            <text:p>By clicking on this button, another page will open about tutorials of selenium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04" table:style-name="ce6">
            <text:p>404</text:p>
          </table:table-cell>
          <table:table-cell office:value-type="string" table:style-name="ce7">
            <text:p>Check "Katalon studio tutorial" button.</text:p>
          </table:table-cell>
          <table:table-cell office:value-type="string" table:style-name="ce8">
            <text:p>By clicking on this button, another page will open about tutorials of Katalon studio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05" table:style-name="ce6">
            <text:p>405</text:p>
          </table:table-cell>
          <table:table-cell office:value-type="string" table:style-name="ce9">
            <text:p>Check "TestNG tutorial" button.</text:p>
          </table:table-cell>
          <table:table-cell office:value-type="string" table:style-name="ce8">
            <text:p>By clicking on this button, another page will open about tutorials of TestNG.<text:s/>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06" table:style-name="ce6">
            <text:p>406</text:p>
          </table:table-cell>
          <table:table-cell office:value-type="string" table:style-name="ce9">
            <text:p>Check "Cucumber tutorial" button.</text:p>
          </table:table-cell>
          <table:table-cell office:value-type="string" table:style-name="ce8">
            <text:p>By clicking on this button, another page will open about tutorials of Cucumber.<text:s/>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501" table:style-name="ce6">
            <text:p>501</text:p>
          </table:table-cell>
          <table:table-cell office:value-type="string" table:style-name="ce9">
            <text:p>Check "Performance" button.</text:p>
          </table:table-cell>
          <table:table-cell office:value-type="string" table:style-name="ce10">
            <text:p>By clicking on this button, another menu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2" table:style-name="ce6">
            <text:p>502</text:p>
          </table:table-cell>
          <table:table-cell office:value-type="string" table:style-name="ce9">
            <text:p>Check "Performance testing" button.</text:p>
          </table:table-cell>
          <table:table-cell office:value-type="string" table:style-name="ce8">
            <text:p>By clicking on this button, <text:s/>another page will open related to information about Performance testing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3" table:style-name="ce6">
            <text:p>503</text:p>
          </table:table-cell>
          <table:table-cell office:value-type="string" table:style-name="ce9">
            <text:p>Check "Jmeter <text:s/>tutorial" button.</text:p>
          </table:table-cell>
          <table:table-cell office:value-type="string" table:style-name="ce8">
            <text:p>By clicking on this button, another page will open about tutorials of Jmeter <text:s/>.<text:s/>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601" table:style-name="ce6">
            <text:p>601</text:p>
          </table:table-cell>
          <table:table-cell office:value-type="string" table:style-name="ce9">
            <text:p>Check "Java" button.</text:p>
          </table:table-cell>
          <table:table-cell office:value-type="string" table:style-name="ce8">
            <text:p>By clicking on this button, <text:s/>another page will open related to information about core java in automation testing.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701" table:style-name="ce6">
            <text:p>701</text:p>
          </table:table-cell>
          <table:table-cell office:value-type="string" table:style-name="ce9">
            <text:p>Check "Interview" button.</text:p>
          </table:table-cell>
          <table:table-cell office:value-type="string" table:style-name="ce8">
            <text:p>By clicking on this button, <text:s/>another page will open related to information about Interview Questions.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801" table:style-name="ce6">
            <text:p>801</text:p>
          </table:table-cell>
          <table:table-cell office:value-type="string" table:style-name="ce9">
            <text:p>Check "Tools review" button.</text:p>
          </table:table-cell>
          <table:table-cell office:value-type="string" table:style-name="ce8">
            <text:p>By clicking on this button, <text:s/>another page will open related to information about Tools and Resources Review</text:p>
          </table:table-cell>
          <table:table-cell table:number-columns-repeated="16380"/>
        </table:table-row>
        <table:table-row table:style-name="ro5">
          <table:table-cell/>
          <table:table-cell table:style-name="ce6"/>
          <table:table-cell table:style-name="ce9"/>
          <table:table-cell table:style-name="ce8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1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901" table:style-name="ce6">
            <text:p>901</text:p>
          </table:table-cell>
          <table:table-cell office:value-type="string" table:style-name="ce9">
            <text:p>Check "Submit" button.</text:p>
          </table:table-cell>
          <table:table-cell office:value-type="string" table:style-name="ce8">
            <text:p>By clicking on this button, connection with ArtofTesting done by enter valid information.</text:p>
          </table:table-cell>
          <table:table-cell table:number-columns-repeated="16380"/>
        </table:table-row>
        <table:table-row table:style-name="ro7">
          <table:table-cell/>
          <table:table-cell table:style-name="ce11"/>
          <table:table-cell table:style-name="ce12"/>
          <table:table-cell table:style-name="ce13"/>
          <table:table-cell table:number-columns-repeated="16380"/>
        </table:table-row>
        <table:table-row table:number-rows-repeated="1048507" table:style-name="ro6">
          <table:table-cell table:number-columns-repeated="16384"/>
        </table:table-row>
      </table:table>
      <table:table table:name="TC_ArtOfTesting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9" table:number-rows-spanned="6" table:style-name="ce50">
            <text:p><text:s/>Test Case : <text:s/>WhatsApp Web</text:p>
            <text:p>Prepared by : Bhoomi Darji</text:p>
          </table:table-cell>
          <table:covered-table-cell table:number-columns-repeated="8"/>
          <table:table-cell table:number-columns-repeated="16374"/>
        </table:table-row>
        <table:table-row table:number-rows-repeated="5" table:style-name="ro1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8">
          <table:table-cell/>
          <table:table-cell table:number-columns-spanned="9" table:number-rows-spanned="1" table:style-name="ce15"/>
          <table:covered-table-cell table:number-columns-repeated="8"/>
          <table:table-cell table:number-columns-repeated="16374"/>
        </table:table-row>
        <table:table-row table:style-name="ro9">
          <table:table-cell/>
          <table:table-cell office:value-type="string" table:style-name="ce18">
            <text:p>Test Scenario ID</text:p>
          </table:table-cell>
          <table:table-cell office:value-type="string" table:style-name="ce2">
            <text:p>Test case ID<text:s/></text:p>
          </table:table-cell>
          <table:table-cell office:value-type="string" table:style-name="ce18">
            <text:p>Test case description (summary)</text:p>
          </table:table-cell>
          <table:table-cell office:value-type="string" table:style-name="ce2">
            <text:p>Precondition<text:s/></text:p>
          </table:table-cell>
          <table:table-cell office:value-type="string" table:style-name="ce19">
            <text:p>Steps to perform</text:p>
          </table:table-cell>
          <table:table-cell office:value-type="string" table:style-name="ce2">
            <text:p>Test Data</text:p>
          </table:table-cell>
          <table:table-cell office:value-type="string" table:style-name="ce19">
            <text:p>Expected Outcome</text:p>
          </table:table-cell>
          <table:table-cell office:value-type="string" table:style-name="ce2">
            <text:p>Actual Outcome</text:p>
          </table:table-cell>
          <table:table-cell office:value-type="string" table:style-name="ce20">
            <text:p>Statu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Check the URL of the website <text:s/>"https://artoftesting.com/"</text:p>
          </table:table-cell>
          <table:table-cell office:value-type="string" table:style-name="ce24">
            <text:p>. Internet connection is required.</text:p>
            <text:p>. Browser must be needed to operate this URL.</text:p>
          </table:table-cell>
          <table:table-cell office:value-type="string" table:style-name="ce23">
            <text:p>1. To open the available browser in the system.</text:p>
            <text:p>2. Type or press the URL "https://web.whatsapp.com/" to the address bar.</text:p>
            <text:p>3. Press enter to open.</text:p>
          </table:table-cell>
          <table:table-cell office:value-type="string" table:style-name="ce25">
            <text:p>NA</text:p>
          </table:table-cell>
          <table:table-cell office:value-type="string" table:style-name="ce23">
            <text:p>To open the given URL successfully.</text:p>
          </table:table-cell>
          <table:table-cell office:value-type="string" table:style-name="ce24">
            <text:p>To open the given URL successfully.</text:p>
          </table:table-cell>
          <table:table-cell office:value-type="string" table:style-name="ce26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27">
            <text:p>2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Check "contact us" button on bottom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3 as above.</text:p>
            <text:p/>
            <text:p>4. Click on "contact us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this button, redirect to another page regarding to contact.</text:p>
          </table:table-cell>
          <table:table-cell office:value-type="string" table:style-name="ce30">
            <text:p>to clicking this button, redirect to another page regarding to contact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1" table:style-name="ce27">
            <text:p>10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Check "Artoftesing" button on left top sid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Artoftesing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this button, <text:s/>home page of art of testing will be open.</text:p>
          </table:table-cell>
          <table:table-cell office:value-type="string" table:style-name="ce30">
            <text:p>To clicking this button, <text:s/>home page of art of testing will be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2" table:style-name="ce27">
            <text:p>102</text:p>
          </table:table-cell>
          <table:table-cell office:value-type="float" office:value="4" table:style-name="ce28">
            <text:p>4</text:p>
          </table:table-cell>
          <table:table-cell office:value-type="string" table:style-name="ce33">
            <text:p>Check "Manual testing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Manual testing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tutorial regarding manual testing will open.</text:p>
          </table:table-cell>
          <table:table-cell office:value-type="string" table:style-name="ce30">
            <text:p>to clicking <text:s/>this button, <text:s/>tutorial regarding manual testing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3" table:style-name="ce27">
            <text:p>103</text:p>
          </table:table-cell>
          <table:table-cell office:value-type="float" office:value="5" table:style-name="ce28">
            <text:p>5</text:p>
          </table:table-cell>
          <table:table-cell office:value-type="string" table:style-name="ce33">
            <text:p>Check "Automation testing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Automation testing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information page related to Automation testing will open.</text:p>
          </table:table-cell>
          <table:table-cell office:value-type="string" table:style-name="ce30">
            <text:p>to clicking <text:s/>this button, <text:s/>information page related to Automation testing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4" table:style-name="ce27">
            <text:p>104</text:p>
          </table:table-cell>
          <table:table-cell office:value-type="float" office:value="6" table:style-name="ce28">
            <text:p>6</text:p>
          </table:table-cell>
          <table:table-cell office:value-type="string" table:style-name="ce33">
            <text:p>Check "Performance testing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Performance testing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information page related to Performance testing will open.</text:p>
          </table:table-cell>
          <table:table-cell office:value-type="string" table:style-name="ce30">
            <text:p>to clicking <text:s/>this button, <text:s/>information page related to Performance testing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5" table:style-name="ce27">
            <text:p>10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Check "prepare for interview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prepare for interview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information page related to interview preparation will open.</text:p>
          </table:table-cell>
          <table:table-cell office:value-type="string" table:style-name="ce30">
            <text:p>to clicking <text:s/>this button, <text:s/>information page related to interview preparation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6" table:style-name="ce27">
            <text:p>106</text:p>
          </table:table-cell>
          <table:table-cell office:value-type="float" office:value="8" table:style-name="ce28">
            <text:p>8</text:p>
          </table:table-cell>
          <table:table-cell office:value-type="string" table:style-name="ce33">
            <text:p>Check "Agile vs Waterfall 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Agile vs Waterfall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information page related to Agile vs Waterfall will open.</text:p>
          </table:table-cell>
          <table:table-cell office:value-type="string" table:style-name="ce30">
            <text:p>to clicking <text:s/>this button, <text:s/>information page related to Agile vs Waterfall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7" table:style-name="ce27">
            <text:p>107</text:p>
          </table:table-cell>
          <table:table-cell office:value-type="float" office:value="9" table:style-name="ce28">
            <text:p>9</text:p>
          </table:table-cell>
          <table:table-cell office:value-type="string" table:style-name="ce33">
            <text:p>Check "Waterfall Model 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Waterfall Model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information page related to Waterfall Model will open.</text:p>
          </table:table-cell>
          <table:table-cell office:value-type="string" table:style-name="ce30">
            <text:p>to clicking <text:s/>this button, <text:s/>information page related to Waterfall Model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8" table:style-name="ce27">
            <text:p>108</text:p>
          </table:table-cell>
          <table:table-cell office:value-type="float" office:value="10" table:style-name="ce28">
            <text:p>10</text:p>
          </table:table-cell>
          <table:table-cell office:value-type="string" table:style-name="ce33">
            <text:p>Check " Regression Testing 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Regression Testing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information page related to Regression Testing will open.</text:p>
          </table:table-cell>
          <table:table-cell office:value-type="string" table:style-name="ce30">
            <text:p>to clicking <text:s/>this button, <text:s/>information page related to Regression Testing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9" table:style-name="ce27">
            <text:p>109</text:p>
          </table:table-cell>
          <table:table-cell office:value-type="float" office:value="11" table:style-name="ce28">
            <text:p>11</text:p>
          </table:table-cell>
          <table:table-cell office:value-type="string" table:style-name="ce33">
            <text:p>Check "Automation Testing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Automation Testing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information page related to Automation Testing will open.</text:p>
          </table:table-cell>
          <table:table-cell office:value-type="string" table:style-name="ce30">
            <text:p>to clicking <text:s/>this button, <text:s/>information page related to Automation Testing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0" table:style-name="ce27">
            <text:p>110</text:p>
          </table:table-cell>
          <table:table-cell office:value-type="float" office:value="12" table:style-name="ce28">
            <text:p>12</text:p>
          </table:table-cell>
          <table:table-cell office:value-type="string" table:style-name="ce33">
            <text:p>Check "Smoke Testing 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Smoke Testing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<text:s/>information page related to Smoke Testing will open.</text:p>
          </table:table-cell>
          <table:table-cell office:value-type="string" table:style-name="ce30">
            <text:p>to clicking <text:s/>this button, <text:s/>information page related to Smoke Testing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1" table:style-name="ce27">
            <text:p>111</text:p>
          </table:table-cell>
          <table:table-cell office:value-type="float" office:value="13" table:style-name="ce28">
            <text:p>13</text:p>
          </table:table-cell>
          <table:table-cell office:value-type="string" table:style-name="ce33">
            <text:p>Check "LinkedIn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LinkedIn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LinkedIn page of art of tesing will open successfully.</text:p>
          </table:table-cell>
          <table:table-cell office:value-type="string" table:style-name="ce30">
            <text:p>to clicking <text:s/>this button, LinkedIn page of art of tesing will open successfully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2" table:style-name="ce27">
            <text:p>112</text:p>
          </table:table-cell>
          <table:table-cell office:value-type="float" office:value="14" table:style-name="ce28">
            <text:p>14</text:p>
          </table:table-cell>
          <table:table-cell office:value-type="string" table:style-name="ce33">
            <text:p>Check "Facebook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Facebook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Facebook page of art of tesing will open successfully.</text:p>
          </table:table-cell>
          <table:table-cell office:value-type="string" table:style-name="ce30">
            <text:p>to clicking <text:s/>this button, Facebook page of art of tesing will open successfully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3" table:style-name="ce27">
            <text:p>113</text:p>
          </table:table-cell>
          <table:table-cell office:value-type="float" office:value="15" table:style-name="ce28">
            <text:p>15</text:p>
          </table:table-cell>
          <table:table-cell office:value-type="string" table:style-name="ce33">
            <text:p>Check "Youtube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Youtube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Youtube page of art of tesing will open successfully.</text:p>
          </table:table-cell>
          <table:table-cell office:value-type="string" table:style-name="ce30">
            <text:p>to clicking <text:s/>this button, Youtube page of art of tesing will open successfully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4" table:style-name="ce27">
            <text:p>114</text:p>
          </table:table-cell>
          <table:table-cell office:value-type="float" office:value="16" table:style-name="ce28">
            <text:p>16</text:p>
          </table:table-cell>
          <table:table-cell office:value-type="string" table:style-name="ce33">
            <text:p>Check "Twitter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Twitter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Twitter page of art of tesing will open successfully.</text:p>
          </table:table-cell>
          <table:table-cell office:value-type="string" table:style-name="ce30">
            <text:p>to clicking <text:s/>this button, Twitter page of art of tesing will open successfully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5" table:style-name="ce27">
            <text:p>115</text:p>
          </table:table-cell>
          <table:table-cell office:value-type="float" office:value="17" table:style-name="ce28">
            <text:p>17</text:p>
          </table:table-cell>
          <table:table-cell office:value-type="string" table:style-name="ce33">
            <text:p>Check "pinterest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pinterest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pinterest page of art of tesing will open successfully.</text:p>
          </table:table-cell>
          <table:table-cell office:value-type="string" table:style-name="ce30">
            <text:p>to clicking <text:s/>this button, pinterest page of art of tesing will open successfully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6" table:style-name="ce27">
            <text:p>116</text:p>
          </table:table-cell>
          <table:table-cell office:value-type="float" office:value="18" table:style-name="ce28">
            <text:p>18</text:p>
          </table:table-cell>
          <table:table-cell office:value-type="string" table:style-name="ce33">
            <text:p>Check "About us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About us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information page of art of testing will open successgully.</text:p>
          </table:table-cell>
          <table:table-cell office:value-type="string" table:style-name="ce30">
            <text:p>to clicking <text:s/>this button, information page of art of testing will open successgully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7" table:style-name="ce27">
            <text:p>117</text:p>
          </table:table-cell>
          <table:table-cell office:value-type="float" office:value="19" table:style-name="ce28">
            <text:p>19</text:p>
          </table:table-cell>
          <table:table-cell office:value-type="string" table:style-name="ce33">
            <text:p>Check "Contact us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Contact us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page regarding to contact will open.</text:p>
          </table:table-cell>
          <table:table-cell office:value-type="string" table:style-name="ce30">
            <text:p>to clicking <text:s/>this button, page regarding to contact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8" table:style-name="ce27">
            <text:p>118</text:p>
          </table:table-cell>
          <table:table-cell office:value-type="float" office:value="20" table:style-name="ce28">
            <text:p>20</text:p>
          </table:table-cell>
          <table:table-cell office:value-type="string" table:style-name="ce33">
            <text:p>Check "Disclaimer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Disclaimer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page regarding to Disclaimers for artoftesting will open.</text:p>
          </table:table-cell>
          <table:table-cell office:value-type="string" table:style-name="ce30">
            <text:p>to clicking <text:s/>this button, page regarding to Disclaimers for artoftesting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9" table:style-name="ce27">
            <text:p>119</text:p>
          </table:table-cell>
          <table:table-cell office:value-type="float" office:value="21" table:style-name="ce28">
            <text:p>21</text:p>
          </table:table-cell>
          <table:table-cell office:value-type="string" table:style-name="ce33">
            <text:p>Check "Terms of Service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Terms of Service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redirect to another page related to terms of services of art of testing.</text:p>
          </table:table-cell>
          <table:table-cell office:value-type="string" table:style-name="ce30">
            <text:p>to clicking <text:s/>this button, redirect to another page related to terms of services of art of testing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20" table:style-name="ce27">
            <text:p>120</text:p>
          </table:table-cell>
          <table:table-cell office:value-type="float" office:value="22" table:style-name="ce28">
            <text:p>22</text:p>
          </table:table-cell>
          <table:table-cell office:value-type="string" table:style-name="ce33">
            <text:p>Check "Privacy Policy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Privacy Policy" button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clicking <text:s/>this button, redirect to another page related to privacy policy of art of testing.</text:p>
          </table:table-cell>
          <table:table-cell office:value-type="string" table:style-name="ce30">
            <text:p>to clicking <text:s/>this button, redirect to another page related to privacy policy of art of testing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1" table:style-name="ce27">
            <text:p>201</text:p>
          </table:table-cell>
          <table:table-cell office:value-type="float" office:value="23" table:style-name="ce28">
            <text:p>23</text:p>
          </table:table-cell>
          <table:table-cell office:value-type="string" table:style-name="ce34">
            <text:p>Check "Tools by ArtofTesting 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Tools by Artoftesing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<text:s/>another page will open related to information about QA tools.</text:p>
          </table:table-cell>
          <table:table-cell office:value-type="string" table:style-name="ce35">
            <text:p>to clicking <text:s/>this button, <text:s/>another page will open related to information about QA tools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01" table:style-name="ce27">
            <text:p>301</text:p>
          </table:table-cell>
          <table:table-cell office:value-type="float" office:value="24" table:style-name="ce28">
            <text:p>24</text:p>
          </table:table-cell>
          <table:table-cell office:value-type="string" table:style-name="ce36">
            <text:p>Check "Manual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Manual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menu will open.</text:p>
          </table:table-cell>
          <table:table-cell office:value-type="string" table:style-name="ce35">
            <text:p>to clicking <text:s/>this button, another menu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02" table:style-name="ce27">
            <text:p>302</text:p>
          </table:table-cell>
          <table:table-cell office:value-type="float" office:value="25" table:style-name="ce28">
            <text:p>25</text:p>
          </table:table-cell>
          <table:table-cell office:value-type="string" table:style-name="ce34">
            <text:p>Check "What is manual testing?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What is manual testing?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<text:s/>another page will open related to information about Manual testing.</text:p>
          </table:table-cell>
          <table:table-cell office:value-type="string" table:style-name="ce35">
            <text:p>to clicking <text:s/>this button, <text:s/>another page will open related to information about Manual testing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03" table:style-name="ce27">
            <text:p>303</text:p>
          </table:table-cell>
          <table:table-cell office:value-type="float" office:value="26" table:style-name="ce28">
            <text:p>26</text:p>
          </table:table-cell>
          <table:table-cell office:value-type="string" table:style-name="ce34">
            <text:p>Check "Manual testing tutorial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Manual testing tutorial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page will open about tutorials of manual testing.</text:p>
          </table:table-cell>
          <table:table-cell office:value-type="string" table:style-name="ce35">
            <text:p>to clicking <text:s/>this button, another page will open about tutorials of manual testing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04" table:style-name="ce27">
            <text:p>304</text:p>
          </table:table-cell>
          <table:table-cell office:value-type="float" office:value="27" table:style-name="ce28">
            <text:p>27</text:p>
          </table:table-cell>
          <table:table-cell office:value-type="string" table:style-name="ce34">
            <text:p>Check "Test scenario examples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Test scenario examples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page will open about Test scenario examples.</text:p>
          </table:table-cell>
          <table:table-cell office:value-type="string" table:style-name="ce35">
            <text:p>to clicking <text:s/>this button, another page will open about Test scenario examples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05" table:style-name="ce27">
            <text:p>305</text:p>
          </table:table-cell>
          <table:table-cell office:value-type="float" office:value="28" table:style-name="ce28">
            <text:p>28</text:p>
          </table:table-cell>
          <table:table-cell office:value-type="string" table:style-name="ce36">
            <text:p>Check "API testing tutorial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API testing tutorial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page will open about tutorials of API testing.</text:p>
          </table:table-cell>
          <table:table-cell office:value-type="string" table:style-name="ce35">
            <text:p>to clicking <text:s/>this button, another page will open about tutorials of API testing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1" table:style-name="ce27">
            <text:p>401</text:p>
          </table:table-cell>
          <table:table-cell office:value-type="float" office:value="29" table:style-name="ce28">
            <text:p>29</text:p>
          </table:table-cell>
          <table:table-cell office:value-type="string" table:style-name="ce36">
            <text:p>Check "Automation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Automation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menu will open.</text:p>
          </table:table-cell>
          <table:table-cell office:value-type="string" table:style-name="ce35">
            <text:p>to clicking <text:s/>this button, another menu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2" table:style-name="ce27">
            <text:p>402</text:p>
          </table:table-cell>
          <table:table-cell office:value-type="float" office:value="30" table:style-name="ce28">
            <text:p>30</text:p>
          </table:table-cell>
          <table:table-cell office:value-type="string" table:style-name="ce36">
            <text:p>Check "What is Automation testing?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What is Automation testing?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<text:s/>another page will open related to information about Automation testing.</text:p>
          </table:table-cell>
          <table:table-cell office:value-type="string" table:style-name="ce35">
            <text:p>to clicking <text:s/>this button, <text:s/>another page will open related to information about Automation testing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3" table:style-name="ce27">
            <text:p>403</text:p>
          </table:table-cell>
          <table:table-cell office:value-type="float" office:value="31" table:style-name="ce28">
            <text:p>31</text:p>
          </table:table-cell>
          <table:table-cell office:value-type="string" table:style-name="ce36">
            <text:p>Check "Selenium tutorial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Selenium tutorial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page will open about tutorials of selenium.</text:p>
          </table:table-cell>
          <table:table-cell office:value-type="string" table:style-name="ce35">
            <text:p>to clicking <text:s/>this button, another page will open about tutorials of selenium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4" table:style-name="ce27">
            <text:p>404</text:p>
          </table:table-cell>
          <table:table-cell office:value-type="float" office:value="32" table:style-name="ce28">
            <text:p>32</text:p>
          </table:table-cell>
          <table:table-cell office:value-type="string" table:style-name="ce34">
            <text:p>Check "Katalon studio tutorial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Katalon studio tutorial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page will open about tutorials of Katalon studio.</text:p>
          </table:table-cell>
          <table:table-cell office:value-type="string" table:style-name="ce35">
            <text:p>to clicking <text:s/>this button, another page will open about tutorials of Katalon studio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5" table:style-name="ce27">
            <text:p>405</text:p>
          </table:table-cell>
          <table:table-cell office:value-type="float" office:value="33" table:style-name="ce28">
            <text:p>33</text:p>
          </table:table-cell>
          <table:table-cell office:value-type="string" table:style-name="ce36">
            <text:p>Check "TestNG tutorial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TestNG tutorial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this button, another page will open about tutorials of TestNG.<text:s/></text:p>
          </table:table-cell>
          <table:table-cell office:value-type="string" table:style-name="ce35">
            <text:p>to clicking this button, another page will open about tutorials of TestNG.<text:s/>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6" table:style-name="ce27">
            <text:p>406</text:p>
          </table:table-cell>
          <table:table-cell office:value-type="float" office:value="34" table:style-name="ce28">
            <text:p>34</text:p>
          </table:table-cell>
          <table:table-cell office:value-type="string" table:style-name="ce36">
            <text:p>Check "Cucumber tutorial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Cucumber tutorial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page will open about tutorials of Cucumber.<text:s/></text:p>
          </table:table-cell>
          <table:table-cell office:value-type="string" table:style-name="ce35">
            <text:p>to clicking <text:s/>this button, another page will open about tutorials of Cucumber.<text:s/>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1" table:style-name="ce27">
            <text:p>501</text:p>
          </table:table-cell>
          <table:table-cell office:value-type="float" office:value="35" table:style-name="ce28">
            <text:p>35</text:p>
          </table:table-cell>
          <table:table-cell office:value-type="string" table:style-name="ce36">
            <text:p>Check "Performance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Performance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menu will open.</text:p>
          </table:table-cell>
          <table:table-cell office:value-type="string" table:style-name="ce35">
            <text:p>to clicking <text:s/>this button, another menu will open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2" table:style-name="ce27">
            <text:p>502</text:p>
          </table:table-cell>
          <table:table-cell office:value-type="float" office:value="36" table:style-name="ce28">
            <text:p>36</text:p>
          </table:table-cell>
          <table:table-cell office:value-type="string" table:style-name="ce36">
            <text:p>Check "Performance testing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Performance testing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<text:s/>another page will open related to information about Performance testing.</text:p>
          </table:table-cell>
          <table:table-cell office:value-type="string" table:style-name="ce35">
            <text:p>to clicking <text:s/>this button, <text:s/>another page will open related to information about Performance testing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3" table:style-name="ce27">
            <text:p>503</text:p>
          </table:table-cell>
          <table:table-cell office:value-type="float" office:value="37" table:style-name="ce28">
            <text:p>37</text:p>
          </table:table-cell>
          <table:table-cell office:value-type="string" table:style-name="ce36">
            <text:p>Check "Jmeter <text:s/>tutorial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5 as above.</text:p>
            <text:p/>
            <text:p>6. Click on "Jmeter <text:s/>tutorial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another page will open about tutorials of Jmeter <text:s/>.<text:s/></text:p>
          </table:table-cell>
          <table:table-cell office:value-type="string" table:style-name="ce35">
            <text:p>to clicking <text:s/>this button, another page will open about tutorials of Jmeter <text:s/>.<text:s/>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601" table:style-name="ce27">
            <text:p>601</text:p>
          </table:table-cell>
          <table:table-cell office:value-type="float" office:value="38" table:style-name="ce28">
            <text:p>38</text:p>
          </table:table-cell>
          <table:table-cell office:value-type="string" table:style-name="ce36">
            <text:p>Check "Java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Java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<text:s/>another page will open related to information about core java in automation testing.</text:p>
          </table:table-cell>
          <table:table-cell office:value-type="string" table:style-name="ce35">
            <text:p>to clicking <text:s/>this button, <text:s/>another page will open related to information about core java in automation testing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701" table:style-name="ce27">
            <text:p>701</text:p>
          </table:table-cell>
          <table:table-cell office:value-type="float" office:value="39" table:style-name="ce28">
            <text:p>39</text:p>
          </table:table-cell>
          <table:table-cell office:value-type="string" table:style-name="ce36">
            <text:p>Check "Interview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Interview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<text:s/>another page will open related to information about Interview Questions.</text:p>
          </table:table-cell>
          <table:table-cell office:value-type="string" table:style-name="ce35">
            <text:p>to clicking <text:s/>this button, <text:s/>another page will open related to information about Interview Questions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801" table:style-name="ce27">
            <text:p>801</text:p>
          </table:table-cell>
          <table:table-cell office:value-type="float" office:value="40" table:style-name="ce28">
            <text:p>40</text:p>
          </table:table-cell>
          <table:table-cell office:value-type="string" table:style-name="ce36">
            <text:p>Check "Tools review" button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Tools review" button</text:p>
          </table:table-cell>
          <table:table-cell office:value-type="string" table:style-name="ce31">
            <text:p>NA</text:p>
          </table:table-cell>
          <table:table-cell office:value-type="string" table:style-name="ce34">
            <text:p>to clicking <text:s/>this button, <text:s/>another page will open related to information about Tools and Resources Review</text:p>
          </table:table-cell>
          <table:table-cell office:value-type="string" table:style-name="ce35">
            <text:p>to clicking <text:s/>this button, <text:s/>another page will open related to information about Tools and Resources Review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41" table:style-name="ce28">
            <text:p>41</text:p>
          </table:table-cell>
          <table:table-cell office:value-type="string" table:style-name="ce29">
            <text:p>Check the "Submit" button with out giving any credentials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/text:span><text:span text:style-name="T2"/></text:p>
            <text:p><text:span text:style-name="T2">Last :</text:span><text:span text:style-name="T2"/></text:p>
            <text:p><text:span text:style-name="T2">Email :</text:span><text:span text:style-name="T2"/></text:p>
            <text:p><text:span text:style-name="T2">Subject :</text:span>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42" table:style-name="ce28">
            <text:p>42</text:p>
          </table:table-cell>
          <table:table-cell office:value-type="string" table:style-name="ce29">
            <text:p>Check the "Submit" button with enter only First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/text:span><text:span text:style-name="T2"/></text:p>
            <text:p><text:span text:style-name="T2">Email :</text:span><text:span text:style-name="T2"/></text:p>
            <text:p><text:span text:style-name="T2">Subject :</text:span>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43" table:style-name="ce28">
            <text:p>43</text:p>
          </table:table-cell>
          <table:table-cell office:value-type="string" table:style-name="ce29">
            <text:p>Check the "Submit" button with enter only Last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darji<text:span text:style-name="T2"/></text:p>
            <text:p><text:span text:style-name="T2">Email :</text:span><text:span text:style-name="T2"/></text:p>
            <text:p><text:span text:style-name="T2">Subject :</text:span>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44" table:style-name="ce28">
            <text:p>44</text:p>
          </table:table-cell>
          <table:table-cell office:value-type="string" table:style-name="ce29">
            <text:p>Check the "Submit" button with enter only email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<text:span text:style-name="T2"/></text:p>
            <text:p><text:span text:style-name="T2">Email :<text:s/></text:span>bhoomi.65@gmail.com<text:span text:style-name="T2"/></text:p>
            <text:p><text:span text:style-name="T2">Subject :</text:span>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45" table:style-name="ce28">
            <text:p>45</text:p>
          </table:table-cell>
          <table:table-cell office:value-type="string" table:style-name="ce29">
            <text:p>Check the "Submit" button with enter only subject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<text:span text:style-name="T2"/></text:p>
            <text:p><text:span text:style-name="T2">Email :<text:s/></text:span><text:span text:style-name="T2"/></text:p>
            <text:p><text:span text:style-name="T2">Subject :</text:span><text:s/>Manual testing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46" table:style-name="ce28">
            <text:p>46</text:p>
          </table:table-cell>
          <table:table-cell office:value-type="string" table:style-name="ce29">
            <text:p>Check the "Submit" button with enter only Comment or Message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<text:span text:style-name="T2"/></text:p>
            <text:p><text:span text:style-name="T2">Email :<text:s/></text:span><text:span text:style-name="T2"/></text:p>
            <text:p><text:span text:style-name="T2">Subject :</text:span><text:s/><text:span text:style-name="T2"/></text:p>
            <text:p><text:span text:style-name="T2">Comment or Message :<text:s/></text:span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47" table:style-name="ce28">
            <text:p>47</text:p>
          </table:table-cell>
          <table:table-cell office:value-type="string" table:style-name="ce29">
            <text:p>Check the "Submit" button with enter only first name and last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text:s/></text:span>darji<text:span text:style-name="T2"/></text:p>
            <text:p><text:span text:style-name="T2">Email :<text:s/></text:span><text:span text:style-name="T2"/></text:p>
            <text:p><text:span text:style-name="T2">Subject :</text:span><text:s/>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48" table:style-name="ce28">
            <text:p>48</text:p>
          </table:table-cell>
          <table:table-cell office:value-type="string" table:style-name="ce29">
            <text:p>Check the "Submit" button with enter only first name and email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text:s/></text:span><text:span text:style-name="T2"/></text:p>
            <text:p><text:span text:style-name="T2">Email :<text:s/></text:span>bhoomi.65@gmail.com<text:span text:style-name="T2"/></text:p>
            <text:p><text:span text:style-name="T2">Subject :</text:span><text:s/>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49" table:style-name="ce28">
            <text:p>49</text:p>
          </table:table-cell>
          <table:table-cell office:value-type="string" table:style-name="ce29">
            <text:p>Check the "Submit" button with enter only first name and subject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text:s/></text:span><text:span text:style-name="T2"/></text:p>
            <text:p><text:span text:style-name="T2">Email :<text:s/></text:span><text:span text:style-name="T2"/></text:p>
            <text:p><text:span text:style-name="T2">Subject :</text:span><text:s/>Manual testing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50" table:style-name="ce28">
            <text:p>50</text:p>
          </table:table-cell>
          <table:table-cell office:value-type="string" table:style-name="ce29">
            <text:p>Check the "Submit" button with enter only first name and comment or messag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7">
            <text:p>Name<text:s/></text:p>
            <text:p>First :<text:s/><text:span text:style-name="T1">bhoomi</text:span><text:span text:style-name="T1"/></text:p>
            <text:p>Last :<text:s/></text:p>
            <text:p>Email :<text:s/></text:p>
            <text:p>Subject :<text:s/></text:p>
            <text:p>Comment or Message :<text:s/><text:span text:style-name="T1">more information of Agile model.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51" table:style-name="ce28">
            <text:p>51</text:p>
          </table:table-cell>
          <table:table-cell office:value-type="string" table:style-name="ce29">
            <text:p>Check the "Submit" button with enter only Last name and Email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/text:span><text:s/>darji<text:span text:style-name="T2"/></text:p>
            <text:p><text:span text:style-name="T2">Email :<text:s/></text:span>bhoomi.65@gmail.com<text:span text:style-name="T2"/></text:p>
            <text:p><text:span text:style-name="T2">Subject :</text:span><text:s/>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52" table:style-name="ce28">
            <text:p>52</text:p>
          </table:table-cell>
          <table:table-cell office:value-type="string" table:style-name="ce29">
            <text:p>Check the "Submit" button with enter only Last name and subject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darji<text:span text:style-name="T2"/></text:p>
            <text:p><text:span text:style-name="T2">Email :<text:s/></text:span><text:span text:style-name="T2"/></text:p>
            <text:p><text:span text:style-name="T2">Subject :</text:span><text:s/>Manual testing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53" table:style-name="ce28">
            <text:p>53</text:p>
          </table:table-cell>
          <table:table-cell office:value-type="string" table:style-name="ce29">
            <text:p>Check the "Submit" button with enter only Last name and Comment or messag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darji<text:span text:style-name="T2"/></text:p>
            <text:p><text:span text:style-name="T2">Email :<text:s/></text:span><text:span text:style-name="T2"/></text:p>
            <text:p><text:span text:style-name="T2">Subject :</text:span><text:s/><text:span text:style-name="T2"/></text:p>
            <text:p><text:span text:style-name="T2">Comment or Message :</text:span><text:s/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54" table:style-name="ce28">
            <text:p>54</text:p>
          </table:table-cell>
          <table:table-cell office:value-type="string" table:style-name="ce29">
            <text:p>Check the "Submit" button with enter only Email and subject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<text:span text:style-name="T2"/></text:p>
            <text:p><text:span text:style-name="T2">Email :<text:s/></text:span>bhoomi.65@gmail.com<text:span text:style-name="T2"/></text:p>
            <text:p><text:span text:style-name="T2">Subject :</text:span><text:s/>Manual testing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1" table:style-name="ce27">
            <text:p>901</text:p>
          </table:table-cell>
          <table:table-cell office:value-type="float" office:value="55" table:style-name="ce28">
            <text:p>55</text:p>
          </table:table-cell>
          <table:table-cell office:value-type="string" table:style-name="ce29">
            <text:p>Check the "Submit" button with enter only Email and Comment or messag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<text:span text:style-name="T2"/></text:p>
            <text:p><text:span text:style-name="T2">Email :<text:s/></text:span><text:s/>bhoomi.65@gmail.com<text:span text:style-name="T2"/></text:p>
            <text:p><text:span text:style-name="T2">Subject :</text:span><text:s/><text:span text:style-name="T2"/></text:p>
            <text:p><text:span text:style-name="T2">Comment or Message :</text:span><text:s/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56" table:style-name="ce28">
            <text:p>56</text:p>
          </table:table-cell>
          <table:table-cell office:value-type="string" table:style-name="ce29">
            <text:p>Check the "Submit" button with enter only Subject and Comment or messag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<text:span text:style-name="T2"/></text:p>
            <text:p><text:span text:style-name="T2">Email :<text:s/></text:span><text:span text:style-name="T2"/></text:p>
            <text:p><text:span text:style-name="T2">Subject :</text:span><text:s/>Manual testing<text:span text:style-name="T2"/></text:p>
            <text:p><text:span text:style-name="T2">Comment or Message :</text:span><text:s/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57" table:style-name="ce28">
            <text:p>57</text:p>
          </table:table-cell>
          <table:table-cell office:value-type="string" table:style-name="ce29">
            <text:p>Check the "Submit" button with enter only first name,last name and Email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text:s/></text:span>darji<text:span text:style-name="T2"/></text:p>
            <text:p><text:span text:style-name="T2">Email :<text:s text:c="2"/></text:span><text:s/>bhoomi.65@gmail.com<text:span text:style-name="T2"/></text:p>
            <text:p><text:span text:style-name="T2">Subject :</text:span><text:s/>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58" table:style-name="ce28">
            <text:p>58</text:p>
          </table:table-cell>
          <table:table-cell office:value-type="string" table:style-name="ce29">
            <text:p>Check the "Submit" button with enter only first name,last name and subject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text:s/></text:span>darji<text:span text:style-name="T2"/></text:p>
            <text:p><text:span text:style-name="T2">Email :<text:s/></text:span><text:span text:style-name="T2"/></text:p>
            <text:p><text:span text:style-name="T2">Subject :</text:span><text:s/>Manual testing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59" table:style-name="ce28">
            <text:p>59</text:p>
          </table:table-cell>
          <table:table-cell office:value-type="string" table:style-name="ce29">
            <text:p>Check the "Submit" button with enter only first name,last name and comment or messages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text:s/></text:span>darji<text:span text:style-name="T2"/></text:p>
            <text:p><text:span text:style-name="T2">Email :<text:s/></text:span><text:span text:style-name="T2"/></text:p>
            <text:p><text:span text:style-name="T2">Subject :</text:span><text:s/><text:span text:style-name="T2"/></text:p>
            <text:p><text:span text:style-name="T2">Comment or Message :<text:s/></text:span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60" table:style-name="ce28">
            <text:p>60</text:p>
          </table:table-cell>
          <table:table-cell office:value-type="string" table:style-name="ce29">
            <text:p>Check the "Submit" button with enter only last name,Email and subject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darji<text:span text:style-name="T2"/></text:p>
            <text:p><text:span text:style-name="T2">Email :<text:s text:c="2"/></text:span>bhoomi.65@gmail.com<text:span text:style-name="T2"/></text:p>
            <text:p><text:span text:style-name="T2">Subject :</text:span><text:s/>Manual testing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1" table:style-name="ce27">
            <text:p>901</text:p>
          </table:table-cell>
          <table:table-cell office:value-type="float" office:value="61" table:style-name="ce28">
            <text:p>61</text:p>
          </table:table-cell>
          <table:table-cell office:value-type="string" table:style-name="ce29">
            <text:p>Check the "Submit" button with enter only last name,Email and comment or messages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darji<text:span text:style-name="T2"/></text:p>
            <text:p><text:span text:style-name="T2">Email :<text:s/></text:span>bhoomi.65@gmail.com<text:span text:style-name="T2"/></text:p>
            <text:p><text:span text:style-name="T2">Subject :</text:span><text:s/><text:span text:style-name="T2"/></text:p>
            <text:p><text:span text:style-name="T2">Comment or Message :</text:span><text:s/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1" table:style-name="ce27">
            <text:p>901</text:p>
          </table:table-cell>
          <table:table-cell office:value-type="float" office:value="62" table:style-name="ce28">
            <text:p>62</text:p>
          </table:table-cell>
          <table:table-cell office:value-type="string" table:style-name="ce29">
            <text:p>Check the "Submit" button with enter only Email, subject and comment or messages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<text:span text:style-name="T2"/></text:p>
            <text:p><text:span text:style-name="T2">Email :<text:s/></text:span>bhoomi.65@gmail.com<text:span text:style-name="T2"/></text:p>
            <text:p><text:span text:style-name="T2">Subject :</text:span><text:s/>Manual testing<text:span text:style-name="T2"/></text:p>
            <text:p><text:span text:style-name="T2">Comment or Message :</text:span><text:s/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63" table:style-name="ce28">
            <text:p>63</text:p>
          </table:table-cell>
          <table:table-cell office:value-type="string" table:style-name="ce29">
            <text:p>Check the "Submit" button with enter only Subject, <text:s/>comment or messages and first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text:s/></text:span><text:span text:style-name="T2"/></text:p>
            <text:p><text:span text:style-name="T2">Email :<text:s/></text:span><text:span text:style-name="T2"/></text:p>
            <text:p><text:span text:style-name="T2">Subject :</text:span><text:s/>Manual testing<text:span text:style-name="T2"/></text:p>
            <text:p><text:span text:style-name="T2">Comment or Message :</text:span><text:s/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64" table:style-name="ce28">
            <text:p>64</text:p>
          </table:table-cell>
          <table:table-cell office:value-type="string" table:style-name="ce29">
            <text:p>Check the "Submit" button with enter First name,last name,email and subject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/text:span><text:s/>bhoomi<text:span text:style-name="T2"/></text:p>
            <text:p><text:span text:style-name="T2">Last :<text:s/></text:span>darji<text:span text:style-name="T2"/></text:p>
            <text:p><text:span text:style-name="T2">Email :</text:span><text:s/>bhoomi.65@gmail.com<text:span text:style-name="T2"/></text:p>
            <text:p><text:span text:style-name="T2">Subject :</text:span><text:s/>Manual testing<text:span text:style-name="T2"/></text:p>
            <text:p><text:span text:style-name="T2">Comment or Message :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1" table:style-name="ce27">
            <text:p>901</text:p>
          </table:table-cell>
          <table:table-cell office:value-type="float" office:value="65" table:style-name="ce28">
            <text:p>65</text:p>
          </table:table-cell>
          <table:table-cell office:value-type="string" table:style-name="ce29">
            <text:p>Check the "Submit" button with enter last name,email, subject and comment or messsag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<text:span text:style-name="T2"/></text:p>
            <text:p><text:span text:style-name="T2">Last :<text:s/></text:span>darji<text:span text:style-name="T2"/></text:p>
            <text:p><text:span text:style-name="T2">Email :<text:s/></text:span><text:s/>bhoomi.65@gmail.com<text:span text:style-name="T2"/></text:p>
            <text:p><text:span text:style-name="T2">Subject :</text:span><text:s/>Manual testing<text:span text:style-name="T2"/></text:p>
            <text:p><text:span text:style-name="T2">Comment or Message :</text:span><text:s/>more information of Agile model.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1" table:style-name="ce27">
            <text:p>901</text:p>
          </table:table-cell>
          <table:table-cell office:value-type="float" office:value="66" table:style-name="ce28">
            <text:p>66</text:p>
          </table:table-cell>
          <table:table-cell office:value-type="string" table:style-name="ce29">
            <text:p>Check the "Submit" button with enter email, subject ,comment or messsage and first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7">
            <text:p>Name<text:s/></text:p>
            <text:p>First :<text:s/><text:span text:style-name="T1">bhoomi</text:span><text:span text:style-name="T1"/></text:p>
            <text:p>Last :<text:s/></text:p>
            <text:p>Email :<text:s/><text:span text:style-name="T1">bhoomi.65@gmail.com</text:span><text:span text:style-name="T1"/></text:p>
            <text:p>Subject :<text:s/><text:span text:style-name="T1">Manual testing</text:span><text:span text:style-name="T1"/></text:p>
            <text:p>Comment or Message :<text:s/><text:span text:style-name="T1">more information of Agile model.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67" table:style-name="ce28">
            <text:p>67</text:p>
          </table:table-cell>
          <table:table-cell office:value-type="string" table:style-name="ce29">
            <text:p>Check the "Submit" button with enter subject,comment or messsage, first name and last name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7">
            <text:p>Name<text:s/></text:p>
            <text:p>First :<text:s/><text:span text:style-name="T1">bhoomi</text:span><text:span text:style-name="T1"/></text:p>
            <text:p>Last :<text:s/><text:span text:style-name="T1">darji</text:span><text:span text:style-name="T1"/></text:p>
            <text:p>Email :<text:s/></text:p>
            <text:p>Subject :<text:s/><text:span text:style-name="T1">Manual testing</text:span><text:span text:style-name="T1"/></text:p>
            <text:p>Comment or Message :<text:s/><text:span text:style-name="T1">more information of Agile model.</text:span></text:p>
          </table:table-cell>
          <table:table-cell office:value-type="string" table:style-name="ce29">
            <text:p>To notify about to enter all the valid personal information .</text:p>
          </table:table-cell>
          <table:table-cell office:value-type="string" table:style-name="ce30">
            <text:p>To notify about to enter all the valid personal information 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27">
            <text:p>901</text:p>
          </table:table-cell>
          <table:table-cell office:value-type="float" office:value="68" table:style-name="ce28">
            <text:p>68</text:p>
          </table:table-cell>
          <table:table-cell office:value-type="string" table:style-name="ce29">
            <text:p>Check the "Submit" button with enter all the information in special character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%$@$^<text:span text:style-name="T2"/></text:p>
            <text:p><text:span text:style-name="T2">Last :<text:s/></text:span>&amp;^$@%&amp;<text:span text:style-name="T2"/></text:p>
            <text:p><text:span text:style-name="T2">Email :</text:span><text:s/>$@$^^<text:span text:style-name="T2"/></text:p>
            <text:p><text:span text:style-name="T2">Subject :</text:span><text:s/>&amp;%#@^<text:span text:style-name="T2"/></text:p>
            <text:p><text:span text:style-name="T2">Comment or Message :<text:s/></text:span>$@@%&amp;</text:p>
          </table:table-cell>
          <table:table-cell office:value-type="string" table:style-name="ce29">
            <text:p>to notify about to enter all the valid Email id.</text:p>
          </table:table-cell>
          <table:table-cell office:value-type="string" table:style-name="ce30">
            <text:p>to notify about to enter all the valid Email id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69" table:style-name="ce28">
            <text:p>69</text:p>
          </table:table-cell>
          <table:table-cell office:value-type="string" table:style-name="ce29">
            <text:p>Check the "Submit" button with enter all the information in Numerical forms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578924<text:span text:style-name="T2"/></text:p>
            <text:p><text:span text:style-name="T2">Last :<text:s/></text:span>56248<text:span text:style-name="T2"/></text:p>
            <text:p><text:span text:style-name="T2">Email :<text:s/></text:span>596874<text:span text:style-name="T2"/></text:p>
            <text:p><text:span text:style-name="T2">Subject :</text:span><text:s/>55975<text:span text:style-name="T2"/></text:p>
            <text:p><text:span text:style-name="T2">Comment or Message :<text:s/></text:span>5795</text:p>
          </table:table-cell>
          <table:table-cell office:value-type="string" table:style-name="ce29">
            <text:p>to notify about to enter all the valid Email id.</text:p>
          </table:table-cell>
          <table:table-cell office:value-type="string" table:style-name="ce30">
            <text:p>to notify about to enter all the valid Email id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901" table:style-name="ce38">
            <text:p>901</text:p>
          </table:table-cell>
          <table:table-cell office:value-type="float" office:value="70" table:style-name="ce39">
            <text:p>70</text:p>
          </table:table-cell>
          <table:table-cell office:value-type="string" table:style-name="ce40">
            <text:p>Check the "Submit" button with enter all the information in Capital letter.</text:p>
          </table:table-cell>
          <table:table-cell office:value-type="string" table:style-name="ce41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.</text:p>
            <text:p/>
            <text:p>5. Click on "Submit" button</text:p>
          </table:table-cell>
          <table:table-cell office:value-type="string" table:style-name="ce41">
            <text:p><text:span text:style-name="T4">Name</text:span><text:s/><text:span text:style-name="T4"/></text:p>
            <text:p><text:span text:style-name="T4">First :<text:s/></text:span>BHOOMI<text:span text:style-name="T4"/></text:p>
            <text:p><text:span text:style-name="T4">Last :<text:s/></text:span>DARJI<text:span text:style-name="T4"/></text:p>
            <text:p><text:span text:style-name="T4">Email :<text:s/></text:span>BHOOMI.65@GMAIL.COM<text:span text:style-name="T4"/></text:p>
            <text:p><text:span text:style-name="T4">Subject :</text:span><text:s/>MANUAL TESTING<text:span text:style-name="T4"/></text:p>
            <text:p><text:span text:style-name="T4">Comment or Message :</text:span><text:s/>MORE INFORMATION OF AGILE MODEL.</text:p>
          </table:table-cell>
          <table:table-cell office:value-type="string" table:style-name="ce40">
            <text:p>to notify about to enter valid id .it must be in small letter.</text:p>
          </table:table-cell>
          <table:table-cell office:value-type="string" table:style-name="ce41">
            <text:p>accept the information to submit without notify to enter valid Email id.<text:s/></text:p>
          </table:table-cell>
          <table:table-cell office:value-type="string" table:style-name="ce42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901" table:style-name="ce38">
            <text:p>901</text:p>
          </table:table-cell>
          <table:table-cell office:value-type="float" office:value="71" table:style-name="ce39">
            <text:p>71</text:p>
          </table:table-cell>
          <table:table-cell office:value-type="string" table:style-name="ce40">
            <text:p>Check the "Submit" button with enter all the information in capital and small letter.</text:p>
          </table:table-cell>
          <table:table-cell office:value-type="string" table:style-name="ce41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.</text:p>
            <text:p/>
            <text:p>5. Click on "Submit" button</text:p>
          </table:table-cell>
          <table:table-cell office:value-type="string" table:style-name="ce41">
            <text:p><text:span text:style-name="T4">Name</text:span><text:s/><text:span text:style-name="T4"/></text:p>
            <text:p><text:span text:style-name="T4">First :<text:s/></text:span>BhoOmi<text:span text:style-name="T4"/></text:p>
            <text:p><text:span text:style-name="T4">Last :<text:s/></text:span>dArji<text:span text:style-name="T4"/></text:p>
            <text:p><text:span text:style-name="T4">Email :<text:s/></text:span>bHooMi.65@gmail.com<text:span text:style-name="T4"/></text:p>
            <text:p><text:span text:style-name="T4">Subject :</text:span><text:s/>MaNual teStinG<text:span text:style-name="T4"/></text:p>
            <text:p><text:span text:style-name="T4">Comment or Message :<text:s/></text:span>More inforMation of Agile model.</text:p>
          </table:table-cell>
          <table:table-cell office:value-type="string" table:style-name="ce40">
            <text:p>to notify about to enter valid id .it must be in small letter.</text:p>
          </table:table-cell>
          <table:table-cell office:value-type="string" table:style-name="ce41">
            <text:p>accept the information to submit without notify to enter valid Email id.<text:s/></text:p>
          </table:table-cell>
          <table:table-cell office:value-type="string" table:style-name="ce42">
            <text:p>Fail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38">
            <text:p>901</text:p>
          </table:table-cell>
          <table:table-cell office:value-type="float" office:value="72" table:style-name="ce39">
            <text:p>72</text:p>
          </table:table-cell>
          <table:table-cell office:value-type="string" table:style-name="ce40">
            <text:p>Check the "Submit" button with enter email in special character.</text:p>
          </table:table-cell>
          <table:table-cell office:value-type="string" table:style-name="ce41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.</text:p>
            <text:p/>
            <text:p>5. Click on "Submit" button</text:p>
          </table:table-cell>
          <table:table-cell office:value-type="string" table:style-name="ce41">
            <text:p><text:span text:style-name="T4">Name</text:span><text:s/><text:span text:style-name="T4"/></text:p>
            <text:p><text:span text:style-name="T4">First :<text:s/></text:span>bhoomi<text:span text:style-name="T4"/></text:p>
            <text:p><text:span text:style-name="T4">Last :<text:s/></text:span>darji<text:span text:style-name="T4"/></text:p>
            <text:p><text:span text:style-name="T4">Email :<text:s/></text:span>$%&amp;#@gmail.com<text:span text:style-name="T4"/></text:p>
            <text:p><text:span text:style-name="T4">Subject :</text:span><text:s/>Manual testing<text:span text:style-name="T4"/></text:p>
            <text:p><text:span text:style-name="T4">Comment or Message :<text:s/></text:span>more information of agile model.</text:p>
          </table:table-cell>
          <table:table-cell office:value-type="string" table:style-name="ce40">
            <text:p>to notify about to enter valid id .it must be in small letter and not contain special character in domain.</text:p>
          </table:table-cell>
          <table:table-cell office:value-type="string" table:style-name="ce41">
            <text:p>accept the information to submit without notify to enter valid Email id.<text:s/></text:p>
          </table:table-cell>
          <table:table-cell office:value-type="string" table:style-name="ce42">
            <text:p>Fail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38">
            <text:p>901</text:p>
          </table:table-cell>
          <table:table-cell office:value-type="float" office:value="73" table:style-name="ce39">
            <text:p>73</text:p>
          </table:table-cell>
          <table:table-cell office:value-type="string" table:style-name="ce40">
            <text:p>Check the "Submit" button with enter <text:s/>email in Number.</text:p>
          </table:table-cell>
          <table:table-cell office:value-type="string" table:style-name="ce41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.</text:p>
            <text:p/>
            <text:p>5. Click on "Submit" button</text:p>
          </table:table-cell>
          <table:table-cell office:value-type="string" table:style-name="ce41">
            <text:p><text:span text:style-name="T4">Name</text:span><text:s/><text:span text:style-name="T4"/></text:p>
            <text:p><text:span text:style-name="T4">First :<text:s/></text:span>bhoomi<text:span text:style-name="T4"/></text:p>
            <text:p><text:span text:style-name="T4">Last :<text:s/></text:span>darji<text:span text:style-name="T4"/></text:p>
            <text:p><text:span text:style-name="T4">Email :<text:s/></text:span>34566.65@gmail.com<text:span text:style-name="T4"/></text:p>
            <text:p><text:span text:style-name="T4">Subject :</text:span><text:s/>Manual testing<text:span text:style-name="T4"/></text:p>
            <text:p><text:span text:style-name="T4">Comment or Message :<text:s/></text:span>more information of agile model.</text:p>
          </table:table-cell>
          <table:table-cell office:value-type="string" table:style-name="ce40">
            <text:p>to notify about to enter valid id .it must be in small letter and not contain only numbers <text:s/>in domain.</text:p>
          </table:table-cell>
          <table:table-cell office:value-type="string" table:style-name="ce41">
            <text:p>accept the information to submit without notify to enter valid Email id.<text:s/></text:p>
          </table:table-cell>
          <table:table-cell office:value-type="string" table:style-name="ce42">
            <text:p>Fail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74" table:style-name="ce28">
            <text:p>74</text:p>
          </table:table-cell>
          <table:table-cell office:value-type="string" table:style-name="ce29">
            <text:p>Check the "Submit" button with enter all the information in only one capital letter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B<text:span text:style-name="T2"/></text:p>
            <text:p><text:span text:style-name="T2">Last :<text:s/></text:span>O<text:span text:style-name="T2"/></text:p>
            <text:p><text:span text:style-name="T2">Email :<text:s/></text:span>R<text:span text:style-name="T2"/></text:p>
            <text:p><text:span text:style-name="T2">Subject :</text:span><text:s text:c="2"/>Y<text:s/><text:span text:style-name="T2"/></text:p>
            <text:p><text:span text:style-name="T2">Comment or Message :<text:s/></text:span>G</text:p>
          </table:table-cell>
          <table:table-cell office:value-type="string" table:style-name="ce33">
            <text:p>to notify about to enter valid email id.</text:p>
          </table:table-cell>
          <table:table-cell office:value-type="string" table:style-name="ce43">
            <text:p>to notify about to enter valid email id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75" table:style-name="ce28">
            <text:p>75</text:p>
          </table:table-cell>
          <table:table-cell office:value-type="string" table:style-name="ce29">
            <text:p>Check the "Submit" button with enter all the information in only one small letter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h<text:span text:style-name="T2"/></text:p>
            <text:p><text:span text:style-name="T2">Last :<text:s/></text:span>f<text:span text:style-name="T2"/></text:p>
            <text:p><text:span text:style-name="T2">Email :<text:s/></text:span>t<text:span text:style-name="T2"/></text:p>
            <text:p><text:span text:style-name="T2">Subject :</text:span><text:s/>e<text:span text:style-name="T2"/></text:p>
            <text:p><text:span text:style-name="T2">Comment or Message :</text:span><text:s/>t</text:p>
          </table:table-cell>
          <table:table-cell office:value-type="string" table:style-name="ce33">
            <text:p>to notify about to enter valid email id.</text:p>
          </table:table-cell>
          <table:table-cell office:value-type="string" table:style-name="ce43">
            <text:p>to notify about to enter valid email id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76" table:style-name="ce28">
            <text:p>76</text:p>
          </table:table-cell>
          <table:table-cell office:value-type="string" table:style-name="ce29">
            <text:p>Check the "Submit" button with enter all the information in only one number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2<text:span text:style-name="T2"/></text:p>
            <text:p><text:span text:style-name="T2">Last :<text:s/></text:span>8<text:span text:style-name="T2"/></text:p>
            <text:p><text:span text:style-name="T2">Email :<text:s/></text:span>4<text:span text:style-name="T2"/></text:p>
            <text:p><text:span text:style-name="T2">Subject :</text:span><text:s/>6<text:span text:style-name="T2"/></text:p>
            <text:p><text:span text:style-name="T2">Comment or Message :<text:s/></text:span>0</text:p>
          </table:table-cell>
          <table:table-cell office:value-type="string" table:style-name="ce33">
            <text:p>to notify about to enter valid email id.</text:p>
          </table:table-cell>
          <table:table-cell office:value-type="string" table:style-name="ce43">
            <text:p>to notify about to enter valid email id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901" table:style-name="ce27">
            <text:p>901</text:p>
          </table:table-cell>
          <table:table-cell office:value-type="float" office:value="77" table:style-name="ce28">
            <text:p>77</text:p>
          </table:table-cell>
          <table:table-cell office:value-type="string" table:style-name="ce29">
            <text:p>Check the "Submit" button with enter all the information in only one special character.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step 1 to 4 as above.</text:p>
            <text:p/>
            <text:p>5. Click on "Submit" button</text:p>
          </table:table-cell>
          <table:table-cell office:value-type="string" table:style-name="ce30">
            <text:p><text:span text:style-name="T2">Name</text:span><text:s/><text:span text:style-name="T2"/></text:p>
            <text:p><text:span text:style-name="T2">First :<text:s/></text:span>$<text:span text:style-name="T2"/></text:p>
            <text:p><text:span text:style-name="T2">Last : %</text:span><text:span text:style-name="T2"/></text:p>
            <text:p><text:span text:style-name="T2">Email :</text:span><text:s/>$<text:span text:style-name="T2"/></text:p>
            <text:p><text:span text:style-name="T2">Subject :</text:span><text:s/>&amp;<text:span text:style-name="T2"/></text:p>
            <text:p><text:span text:style-name="T2">Comment or Message :<text:s/></text:span>@</text:p>
          </table:table-cell>
          <table:table-cell office:value-type="string" table:style-name="ce33">
            <text:p>to notify about to enter valid email id.</text:p>
          </table:table-cell>
          <table:table-cell office:value-type="string" table:style-name="ce43">
            <text:p>to notify about to enter valid email id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38">
            <text:p>901</text:p>
          </table:table-cell>
          <table:table-cell office:value-type="float" office:value="78" table:style-name="ce39">
            <text:p>78</text:p>
          </table:table-cell>
          <table:table-cell office:value-type="string" table:style-name="ce40">
            <text:p>Check the "Submit" button with enter all the information in special character,in samll letter,in capital letter,in numerical form.</text:p>
          </table:table-cell>
          <table:table-cell office:value-type="string" table:style-name="ce41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.</text:p>
            <text:p/>
            <text:p>5. Click on "Submit" button</text:p>
          </table:table-cell>
          <table:table-cell office:value-type="string" table:style-name="ce41">
            <text:p><text:span text:style-name="T4">Name</text:span><text:s/><text:span text:style-name="T4"/></text:p>
            <text:p><text:span text:style-name="T4">First :</text:span><text:s/>gT5#fjh<text:span text:style-name="T4"/></text:p>
            <text:p><text:span text:style-name="T4">Last :<text:s/></text:span>hFJf56#&amp;<text:span text:style-name="T4"/></text:p>
            <text:p><text:span text:style-name="T4">Email :<text:s/></text:span>hjD4G%@gmail.com<text:span text:style-name="T4"/></text:p>
            <text:p><text:span text:style-name="T4">Subject :</text:span><text:s/>LHjk82@#<text:span text:style-name="T4"/></text:p>
            <text:p><text:span text:style-name="T4">Comment or Message :<text:s/></text:span>hJg6$</text:p>
          </table:table-cell>
          <table:table-cell office:value-type="string" table:style-name="ce40">
            <text:p>to notify about to enter valid id .it must be in small letter and not contain special character in domain.</text:p>
          </table:table-cell>
          <table:table-cell office:value-type="string" table:style-name="ce41">
            <text:p>accept the information to submit without notify to enter valid Email id.<text:s/></text:p>
          </table:table-cell>
          <table:table-cell office:value-type="string" table:style-name="ce42">
            <text:p>Fail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01" table:style-name="ce38">
            <text:p>901</text:p>
          </table:table-cell>
          <table:table-cell office:value-type="float" office:value="79" table:style-name="ce39">
            <text:p>79</text:p>
          </table:table-cell>
          <table:table-cell office:value-type="string" table:style-name="ce40">
            <text:p>Check the "Submit" button with enter email id more than one period (.) in a row.</text:p>
          </table:table-cell>
          <table:table-cell office:value-type="string" table:style-name="ce41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.</text:p>
            <text:p/>
            <text:p>5. Click on "Submit" button</text:p>
          </table:table-cell>
          <table:table-cell office:value-type="string" table:style-name="ce41">
            <text:p><text:span text:style-name="T4">Name</text:span><text:s/><text:span text:style-name="T4"/></text:p>
            <text:p><text:span text:style-name="T4">First :<text:s/></text:span>bhoomi<text:span text:style-name="T4"/></text:p>
            <text:p><text:span text:style-name="T4">Last :<text:s/></text:span>darji<text:span text:style-name="T4"/></text:p>
            <text:p><text:span text:style-name="T4">Email :<text:s/></text:span>bhoomi..@gmail.com<text:span text:style-name="T4"/></text:p>
            <text:p><text:span text:style-name="T4">Subject :</text:span><text:s/>Manual testing<text:span text:style-name="T4"/></text:p>
            <text:p><text:span text:style-name="T4">Comment or Message :<text:s/></text:span>more information of agile model.</text:p>
          </table:table-cell>
          <table:table-cell office:value-type="string" table:style-name="ce40">
            <text:p>to notify about to enter valid email id. It must be in small letter and not contain more than one period (.) in a row.</text:p>
          </table:table-cell>
          <table:table-cell office:value-type="string" table:style-name="ce41">
            <text:p>accept the information to submit without notify to enter valid Email id.<text:s/></text:p>
          </table:table-cell>
          <table:table-cell office:value-type="string" table:style-name="ce42">
            <text:p>Fail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901" table:style-name="ce44">
            <text:p>901</text:p>
          </table:table-cell>
          <table:table-cell office:value-type="float" office:value="80" table:style-name="ce45">
            <text:p>80</text:p>
          </table:table-cell>
          <table:table-cell office:value-type="string" table:style-name="ce46">
            <text:p>Check the "Submit" button with enter all the information in small letter.</text:p>
          </table:table-cell>
          <table:table-cell office:value-type="string" table:style-name="ce47">
            <text:p>. Internet connection is required.</text:p>
            <text:p>. Browser must be needed to operate this URL.</text:p>
          </table:table-cell>
          <table:table-cell office:value-type="string" table:style-name="ce46">
            <text:p>step 1 to 4 as above.</text:p>
            <text:p/>
            <text:p>5. Click on "Submit" button</text:p>
          </table:table-cell>
          <table:table-cell office:value-type="string" table:style-name="ce47">
            <text:p><text:span text:style-name="T2">Name</text:span><text:s/><text:span text:style-name="T2"/></text:p>
            <text:p><text:span text:style-name="T2">First :<text:s/></text:span>bhoomi<text:span text:style-name="T2"/></text:p>
            <text:p><text:span text:style-name="T2">Last :<text:s/></text:span>darji<text:span text:style-name="T2"/></text:p>
            <text:p><text:span text:style-name="T2">Email :<text:s/></text:span>bhoomi.65@gmail.com<text:span text:style-name="T2"/></text:p>
            <text:p><text:span text:style-name="T2">Subject :</text:span><text:s/>Manual testing<text:span text:style-name="T2"/></text:p>
            <text:p><text:span text:style-name="T2">Comment or Message :<text:s/></text:span>more information of agile model.</text:p>
          </table:table-cell>
          <table:table-cell office:value-type="string" table:style-name="ce46">
            <text:p>to enter all <text:s/>valid information , submit form successfully.</text:p>
          </table:table-cell>
          <table:table-cell office:value-type="string" table:style-name="ce47">
            <text:p>to enter all <text:s/>valid information , submit form successfully.</text:p>
          </table:table-cell>
          <table:table-cell office:value-type="string" table:style-name="ce48">
            <text:p>Pass</text:p>
          </table:table-cell>
          <table:table-cell table:number-columns-repeated="16374"/>
        </table:table-row>
        <table:table-row table:number-rows-repeated="165" table:style-name="ro16">
          <table:table-cell/>
          <table:table-cell table:number-columns-repeated="9" table:style-name="ce49"/>
          <table:table-cell table:number-columns-repeated="16374"/>
        </table:table-row>
        <table:table-row table:number-rows-repeated="104832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8T06:04:25Z</meta:creation-date>
    <dc:date>2023-12-25T10:06:39Z</dc:date>
  </office:meta>
</office:document-meta>
</file>